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NERATION COMPACT</text:h>
      <text:h text:style-name="Heading_20_2" text:outline-level="2">Memorandum of Understanding for Institutional Transformation</text:h>
      <text:p text:style-name="Horizontal_20_Line"/>
      <text:p text:style-name="Text_20_body"><text:span text:style-name="Strong_20_Emphasis">Between:</text:span> [Institution Name] ("Partner Institution")<text:line-break/><text:span text:style-name="Strong_20_Emphasis">And:</text:span> Global Governance Framework Catalyst ("GGF Catalyst")</text:p>
      <text:p text:style-name="Text_20_body"><text:span text:style-name="Strong_20_Emphasis">Date:</text:span> [Date]<text:line-break/><text:span text:style-name="Strong_20_Emphasis">Duration:</text:span> 24 months (renewable by mutual agreement)<text:line-break/><text:span text:style-name="Strong_20_Emphasis">Framework Version:</text:span> Institutional Regeneration Framework v0.8</text:p>
      <text:p text:style-name="Horizontal_20_Line"/>
      <text:h text:style-name="Heading_20_2" text:outline-level="2">PREAMBLE: A SHARED COMMITMENT TO PLANETARY SERVICE</text:h>
      <text:p text:style-name="Text_20_body">We stand at a pivotal moment in human history. The challenges of climate breakdown, inequality, and institutional dysfunction demand institutions that are agile, inclusive, and regenerative. This Compact represents a voluntary partnership to transform how global governance serves planetary wellbeing and future generations.</text:p>
      <text:p text:style-name="Text_20_body"><text:span text:style-name="Strong_20_Emphasis">Partner Institution</text:span> commits to pioneering institutional regeneration, demonstrating that international organizations can evolve beyond bureaucratic inertia toward mission-driven excellence.</text:p>
      <text:p text:style-name="Text_20_body"><text:span text:style-name="Strong_20_Emphasis">GGF Catalyst</text:span> commits to providing proven tools, peer networks, and pathways to sustainable funding that reward institutional courage and effectiveness.</text:p>
      <text:p text:style-name="Text_20_body">Together, we are building the institutional nervous system for planetary healing.</text:p>
      <text:p text:style-name="Horizontal_20_Line"/>
      <text:h text:style-name="Heading_20_2" text:outline-level="2">MUTUAL COMMITMENTS</text:h>
      <text:h text:style-name="Heading_20_3" text:outline-level="3">Partner Institution Agrees To:</text:h>
      <text:h text:style-name="Heading_20_4" text:outline-level="4"><text:span text:style-name="Strong_20_Emphasis">Phase 1: Foundation (Months 1-6)</text:span></text:h>
      <text:list xml:id="list1808060678" text:style-name="L1">
        <text:list-item>
          <text:p text:style-name="P3">[ ] <text:span text:style-name="Strong_20_Emphasis">Establish Evolution Cell:</text:span> Designate 3-5 staff members as internal transformation champions, with 10% dedicated time allocation </text:p>
        </text:list-item>
        <text:list-item>
          <text:p text:style-name="P3">[ ] <text:span text:style-name="Strong_20_Emphasis">Complete Stakeholder Mapping:</text:span> Use provided tools to map political landscape and resistance patterns </text:p>
        </text:list-item>
        <text:list-item>
          <text:p text:style-name="P3">[ ] <text:span text:style-name="Strong_20_Emphasis">Conduct Purpose &amp; Mandate Audit:</text:span> Assess institutional relevance using provided diagnostic frameworks </text:p>
        </text:list-item>
        <text:list-item>
          <text:p text:style-name="P2">[ ] <text:span text:style-name="Strong_20_Emphasis">Implement 3 Quick Wins:</text:span> Execute immediate improvements from provided Quick Wins Protocol within first 90 days </text:p>
        </text:list-item>
      </text:list>
      <text:h text:style-name="Heading_20_4" text:outline-level="4"><text:soft-page-break/><text:span text:style-name="Strong_20_Emphasis">Phase 2: Pilot Implementation (Months 7-18)</text:span></text:h>
      <text:list xml:id="list552499536" text:style-name="L2">
        <text:list-item>
          <text:p text:style-name="P5">[ ] <text:span text:style-name="Strong_20_Emphasis">Adopt Chosen Framework Modules:</text:span> </text:p>
          <text:list>
            <text:list-item>
              <text:p text:style-name="P5"><text:span text:style-name="Strong_20_Emphasis">Seed Track:</text:span> Minimum 2 of 3 modules (Purpose Audit, Governance Upgrade, Cultural Transformation) </text:p>
            </text:list-item>
            <text:list-item>
              <text:p text:style-name="P5"><text:span text:style-name="Strong_20_Emphasis">Full Track:</text:span> Minimum 3 of 5 modules within 18 months </text:p>
            </text:list-item>
          </text:list>
        </text:list-item>
        <text:list-item>
          <text:p text:style-name="P5">[ ] <text:span text:style-name="Strong_20_Emphasis">Youth Integration:</text:span> Establish Youth Advisory Council with meaningful voting power (minimum 30% on long-term decisions) </text:p>
        </text:list-item>
        <text:list-item>
          <text:p text:style-name="P5">[ ] <text:span text:style-name="Strong_20_Emphasis">Transparency Enhancement:</text:span> Implement public dashboard for at least one major project/program </text:p>
        </text:list-item>
        <text:list-item>
          <text:p text:style-name="P4">[ ] <text:span text:style-name="Strong_20_Emphasis">Decision-Making Evolution:</text:span> Pilot consent-based processes for operational decisions </text:p>
        </text:list-item>
      </text:list>
      <text:h text:style-name="Heading_20_4" text:outline-level="4"><text:span text:style-name="Strong_20_Emphasis">Phase 3: Integration &amp; Growth (Months 19-24)</text:span></text:h>
      <text:list xml:id="list380049735" text:style-name="L3">
        <text:list-item>
          <text:p text:style-name="P7">[ ] <text:span text:style-name="Strong_20_Emphasis">Measurement &amp; Documentation:</text:span> Track success metrics using provided frameworks and share results with Community of Practice </text:p>
        </text:list-item>
        <text:list-item>
          <text:p text:style-name="P7">[ ] <text:span text:style-name="Strong_20_Emphasis">Peer Mentoring:</text:span> Support one additional institution beginning regeneration journey </text:p>
        </text:list-item>
        <text:list-item>
          <text:p text:style-name="P6">[ ] <text:span text:style-name="Strong_20_Emphasis">GCF Eligibility:</text:span> Meet criteria for Global Commons Fund Bronze-tier funding consideration </text:p>
        </text:list-item>
      </text:list>
      <text:h text:style-name="Heading_20_3" text:outline-level="3">GGF Catalyst Provides:</text:h>
      <text:h text:style-name="Heading_20_4" text:outline-level="4"><text:span text:style-name="Strong_20_Emphasis">Immediate Support Package</text:span></text:h>
      <text:list xml:id="list4125908059" text:style-name="L4">
        <text:list-item>
          <text:p text:style-name="P9">[ ] <text:span text:style-name="Strong_20_Emphasis">Diagnostic Tools:</text:span> Complete stakeholder mapping, mandate relevance, and reform pacing assessments </text:p>
        </text:list-item>
        <text:list-item>
          <text:p text:style-name="P9">[ ] <text:span text:style-name="Strong_20_Emphasis">Implementation Guides:</text:span> Step-by-step protocols for all framework modules and quick wins </text:p>
        </text:list-item>
        <text:list-item>
          <text:p text:style-name="P9">[ ] <text:span text:style-name="Strong_20_Emphasis">Facilitation Support:</text:span> Up to 40 hours of expert facilitation for key workshops and planning sessions </text:p>
        </text:list-item>
        <text:list-item>
          <text:p text:style-name="P8">[ ] <text:span text:style-name="Strong_20_Emphasis">Evolution Cell Training:</text:span> Regenerative Leader's Curriculum access for designated team members </text:p>
        </text:list-item>
      </text:list>
      <text:h text:style-name="Heading_20_4" text:outline-level="4"><text:span text:style-name="Strong_20_Emphasis">Ongoing Partnership Benefits</text:span></text:h>
      <text:list xml:id="list3258965455" text:style-name="L5">
        <text:list-item>
          <text:p text:style-name="P11">[ ] <text:span text:style-name="Strong_20_Emphasis">Community of Practice Access:</text:span> Digital platform connecting regenerating institutions globally </text:p>
        </text:list-item>
        <text:list-item>
          <text:p text:style-name="P11">[ ] <text:span text:style-name="Strong_20_Emphasis">Peer Learning Network:</text:span> Quarterly virtual exchanges with other pilot institutions </text:p>
        </text:list-item>
        <text:list-item>
          <text:p text:style-name="P11">[ ] <text:span text:style-name="Strong_20_Emphasis">Resource Library:</text:span> Living database of tools, templates, and success stories </text:p>
        </text:list-item>
        <text:list-item>
          <text:p text:style-name="P10">[ ] <text:span text:style-name="Strong_20_Emphasis">Technical Assistance:</text:span> Monthly check-ins and troubleshooting support from framework experts </text:p>
        </text:list-item>
      </text:list>
      <text:h text:style-name="Heading_20_4" text:outline-level="4"><text:span text:style-name="Strong_20_Emphasis">Funding &amp; Recognition Pathways</text:span></text:h>
      <text:list xml:id="list3123689472" text:style-name="L6">
        <text:list-item>
          <text:p text:style-name="P13">[ ] <text:span text:style-name="Strong_20_Emphasis">GCF Integration Pathway:</text:span> Clear roadmap and advocacy for Global Commons Fund eligibility </text:p>
        </text:list-item>
        <text:list-item>
          <text:p text:style-name="P13">[ ] <text:span text:style-name="Strong_20_Emphasis">Public Recognition:</text:span> "Regeneration Spotlights" featuring institutional transformation stories </text:p>
        </text:list-item>
        <text:list-item>
          <text:p text:style-name="P12">[ ] <text:span text:style-name="Strong_20_Emphasis">Research Partnership:</text:span> Joint documentation of lessons learned for broader movement building </text:p>
        </text:list-item>
      </text:list>
      <text:p text:style-name="Horizontal_20_Line"><text:soft-page-break/></text:p>
      <text:h text:style-name="Heading_20_2" text:outline-level="2">SUCCESS FRAMEWORK</text:h>
      <text:h text:style-name="Heading_20_3" text:outline-level="3"><text:span text:style-name="Strong_20_Emphasis">Tier 1: Process Milestones</text:span></text:h>
      <text:list xml:id="list3425237831" text:style-name="L7">
        <text:list-item>
          <text:p text:style-name="P15">Evolution Cell established and active within 30 days </text:p>
        </text:list-item>
        <text:list-item>
          <text:p text:style-name="P15">Stakeholder mapping completed within 60 days </text:p>
        </text:list-item>
        <text:list-item>
          <text:p text:style-name="P15">First Quick Win implemented within 90 days </text:p>
        </text:list-item>
        <text:list-item>
          <text:p text:style-name="P14">Youth Advisory Council operational within 6 months </text:p>
        </text:list-item>
      </text:list>
      <text:h text:style-name="Heading_20_3" text:outline-level="3"><text:span text:style-name="Strong_20_Emphasis">Tier 2: Performance Indicators</text:span></text:h>
      <text:list xml:id="list3168823778" text:style-name="L8">
        <text:list-item>
          <text:p text:style-name="P17">25% reduction in operational decision-making time </text:p>
        </text:list-item>
        <text:list-item>
          <text:p text:style-name="P17">75% staff satisfaction with communication improvements </text:p>
        </text:list-item>
        <text:list-item>
          <text:p text:style-name="P17">Public transparency dashboard launched and maintained </text:p>
        </text:list-item>
        <text:list-item>
          <text:p text:style-name="P16">Measurable improvement in stakeholder trust scores </text:p>
        </text:list-item>
      </text:list>
      <text:h text:style-name="Heading_20_3" text:outline-level="3"><text:span text:style-name="Strong_20_Emphasis">Tier 3: Regenerative Outcomes</text:span></text:h>
      <text:list xml:id="list4134692276" text:style-name="L9">
        <text:list-item>
          <text:p text:style-name="P19">Enhanced mission effectiveness using institution-specific metrics </text:p>
        </text:list-item>
        <text:list-item>
          <text:p text:style-name="P19">Successful cross-institutional collaboration projects </text:p>
        </text:list-item>
        <text:list-item>
          <text:p text:style-name="P19">Contribution to Global Commons Fund eligibility criteria </text:p>
        </text:list-item>
        <text:list-item>
          <text:p text:style-name="P18">Positive influence on peer institutions within sector </text:p>
        </text:list-item>
      </text:list>
      <text:p text:style-name="Horizontal_20_Line"/>
      <text:h text:style-name="Heading_20_2" text:outline-level="2">SAFEGUARDS &amp; FLEXIBILITY</text:h>
      <text:h text:style-name="Heading_20_3" text:outline-level="3"><text:span text:style-name="Strong_20_Emphasis">Adaptation Protocols</text:span></text:h>
      <text:list xml:id="list2951147222" text:style-name="L10">
        <text:list-item>
          <text:p text:style-name="P21"><text:span text:style-name="Strong_20_Emphasis">Cultural Sensitivity:</text:span> All framework applications respect institutional culture and context </text:p>
        </text:list-item>
        <text:list-item>
          <text:p text:style-name="P21"><text:span text:style-name="Strong_20_Emphasis">Pacing Flexibility:</text:span> Implementation timeline adjustable based on Reform Pacing Diagnostic results </text:p>
        </text:list-item>
        <text:list-item>
          <text:p text:style-name="P21"><text:span text:style-name="Strong_20_Emphasis">Module Selection:</text:span> Institutions choose most relevant modules based on capacity and priorities </text:p>
        </text:list-item>
        <text:list-item>
          <text:p text:style-name="P20"><text:span text:style-name="Strong_20_Emphasis">Exit Options:</text:span> Either party may conclude partnership with 30 days notice, preserving all shared learning </text:p>
        </text:list-item>
      </text:list>
      <text:h text:style-name="Heading_20_3" text:outline-level="3"><text:span text:style-name="Strong_20_Emphasis">Intellectual Property &amp; Attribution</text:span></text:h>
      <text:list xml:id="list2970008058" text:style-name="L11">
        <text:list-item>
          <text:p text:style-name="P23"><text:span text:style-name="Strong_20_Emphasis">Open Source Commitment:</text:span> All tools and frameworks remain freely available under Creative Commons licensing </text:p>
        </text:list-item>
        <text:list-item>
          <text:p text:style-name="P23"><text:span text:style-name="Strong_20_Emphasis">Shared Learning:</text:span> Lessons learned become part of global Commons for institutional regeneration </text:p>
        </text:list-item>
        <text:list-item>
          <text:p text:style-name="P22"><text:span text:style-name="Strong_20_Emphasis">Attribution Standards:</text:span> Appropriate recognition for both Partner Institution innovation and GGF Catalyst methodology </text:p>
        </text:list-item>
      </text:list>
      <text:h text:style-name="Heading_20_3" text:outline-level="3"><text:soft-page-break/><text:span text:style-name="Strong_20_Emphasis">Risk Mitigation</text:span></text:h>
      <text:list xml:id="list4085145490" text:style-name="L12">
        <text:list-item>
          <text:p text:style-name="P25"><text:span text:style-name="Strong_20_Emphasis">Confidentiality:</text:span> Sensitive organizational information protected through agreed protocols </text:p>
        </text:list-item>
        <text:list-item>
          <text:p text:style-name="P25"><text:span text:style-name="Strong_20_Emphasis">No Guarantee Clause:</text:span> GCF funding eligibility dependent on demonstrated progress, not Compact signature alone </text:p>
        </text:list-item>
        <text:list-item>
          <text:p text:style-name="P24"><text:span text:style-name="Strong_20_Emphasis">Independence Preservation:</text:span> Framework implementation enhances rather than threatens institutional autonomy </text:p>
        </text:list-item>
      </text:list>
      <text:p text:style-name="Horizontal_20_Line"/>
      <text:h text:style-name="Heading_20_2" text:outline-level="2">RENEWAL &amp; EVOLUTION</text:h>
      <text:h text:style-name="Heading_20_3" text:outline-level="3"><text:span text:style-name="Strong_20_Emphasis">24-Month Review Process</text:span></text:h>
      <text:p text:style-name="Text_20_body">At completion of initial term, partners will assess:</text:p>
      <text:list xml:id="list4157004665" text:style-name="L13">
        <text:list-item>
          <text:p text:style-name="P27"><text:span text:style-name="Strong_20_Emphasis">Quantitative Results:</text:span> Measured improvements in efficiency, satisfaction, and mission effectiveness </text:p>
        </text:list-item>
        <text:list-item>
          <text:p text:style-name="P27"><text:span text:style-name="Strong_20_Emphasis">Qualitative Impact:</text:span> Stakeholder feedback and organizational culture transformation </text:p>
        </text:list-item>
        <text:list-item>
          <text:p text:style-name="P27"><text:span text:style-name="Strong_20_Emphasis">Movement Contribution:</text:span> Influence on broader institutional regeneration ecosystem </text:p>
        </text:list-item>
        <text:list-item>
          <text:p text:style-name="P26"><text:span text:style-name="Strong_20_Emphasis">Future Potential:</text:span> Opportunities for continued partnership and framework evolution </text:p>
        </text:list-item>
      </text:list>
      <text:h text:style-name="Heading_20_3" text:outline-level="3"><text:span text:style-name="Strong_20_Emphasis">Renewal Options</text:span></text:h>
      <text:list xml:id="list2965495685" text:style-name="L14">
        <text:list-item>
          <text:p text:style-name="P29"><text:span text:style-name="Strong_20_Emphasis">Full Partnership Continuation:</text:span> 24-month renewal with expanded scope and advanced frameworks </text:p>
        </text:list-item>
        <text:list-item>
          <text:p text:style-name="P29"><text:span text:style-name="Strong_20_Emphasis">Mentor Institution Status:</text:span> Transition to supporting other organizations beginning regeneration </text:p>
        </text:list-item>
        <text:list-item>
          <text:p text:style-name="P29"><text:span text:style-name="Strong_20_Emphasis">Research Collaboration:</text:span> Joint documentation and dissemination of transformation methodology </text:p>
        </text:list-item>
        <text:list-item>
          <text:p text:style-name="P28"><text:span text:style-name="Strong_20_Emphasis">Graceful Graduation:</text:span> Celebration of achieved regeneration with ongoing Community of Practice participation </text:p>
        </text:list-item>
      </text:list>
      <text:p text:style-name="Horizontal_20_Line"/>
      <text:h text:style-name="Heading_20_2" text:outline-level="2">SIGNATURES &amp; COMMITMENT</text:h>
      <text:p text:style-name="Text_20_body"><text:span text:style-name="Strong_20_Emphasis">For Partner Institution:</text:span></text:p>
      <text:p text:style-name="Horizontal_20_Line"/>
      <text:p text:style-name="Text_20_body">[Name, Title]<text:line-break/>Date: ___________</text:p>
      <text:p text:style-name="Text_20_body"><text:span text:style-name="Emphasis">"We commit to pioneering institutional regeneration that serves planetary wellbeing and demonstrates that international organizations can evolve toward agility, inclusion, and effectiveness."</text:span></text:p>
      <text:p text:style-name="Text_20_body"><text:span text:style-name="Strong_20_Emphasis">For GGF Catalyst:</text:span></text:p>
      <text:p text:style-name="Horizontal_20_Line"/>
      <text:p text:style-name="Text_20_body"><text:soft-page-break/>[Name, Title]<text:line-break/>Date: ___________</text:p>
      <text:p text:style-name="Text_20_body"><text:span text:style-name="Emphasis">"We commit to providing proven tools, peer networks, and pathways that enable institutional transformation and contribute to the global movement for regenerative governance."</text:span></text:p>
      <text:p text:style-name="Horizontal_20_Line"/>
      <text:h text:style-name="Heading_20_2" text:outline-level="2">APPENDICES</text:h>
      <text:p text:style-name="Text_20_body"><text:span text:style-name="Strong_20_Emphasis">Appendix A:</text:span> Framework Module Selection Worksheet<text:line-break/><text:span text:style-name="Strong_20_Emphasis">Appendix B:</text:span> Evolution Cell Role Descriptions<text:line-break/><text:span text:style-name="Strong_20_Emphasis">Appendix C:</text:span> Success Metrics Tracking Templates<text:line-break/><text:span text:style-name="Strong_20_Emphasis">Appendix D:</text:span> Community of Practice Access Credentials<text:line-break/><text:span text:style-name="Strong_20_Emphasis">Appendix E:</text:span> GCF Eligibility Criteria Checklist</text:p>
      <text:p text:style-name="Horizontal_20_Line"/>
      <text:p text:style-name="Text_20_body"><text:span text:style-name="Emphasis">This Compact represents a voluntary partnership for institutional evolution. It creates mutual accountability while preserving organizational autonomy and cultural integrity. Together, we are building the institutional capacity for planetary regeneration.</text:span></text:p>
      <text:p text:style-name="Text_20_body"><text:span text:style-name="Strong_20_Emphasis">Framework Information:</text:span> globalgovernanceframework.org/regeneration<text:line-break/><text:span text:style-name="Strong_20_Emphasis">Community Platform:</text:span> [To be established]<text:line-break/><text:span text:style-name="Strong_20_Emphasis">Support Contact:</text:span> [catalyst-support@globalgovernanceframework.org]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4:45:28.977863253</meta:creation-date>
    <dc:date>2025-07-13T14:55:29.255067824</dc:date>
    <meta:editing-duration>PT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95" meta:word-count="991" meta:character-count="7558" meta:non-whitespace-character-count="6662"/>
  </office:meta>
</office:document-meta>
</file>